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9b452" officeooo:paragraph-rsid="0019b452"/>
    </style:style>
    <style:style style:name="P2" style:family="paragraph" style:parent-style-name="Standard">
      <style:text-properties fo:language="es" fo:country="ES" fo:font-weight="bold" officeooo:rsid="0019b452" officeooo:paragraph-rsid="0019b452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19d619" officeooo:paragraph-rsid="0019d619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1bbb62" officeooo:paragraph-rsid="001bbb62" style:font-weight-asian="bold" style:font-weight-complex="bold"/>
    </style:style>
    <style:style style:name="P5" style:family="paragraph" style:parent-style-name="Standard">
      <style:text-properties fo:language="es" fo:country="ES" fo:font-weight="normal" officeooo:rsid="0019b452" officeooo:paragraph-rsid="0019b452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19d619" officeooo:paragraph-rsid="0019d619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1bbb62" officeooo:paragraph-rsid="001bbb62" style:font-weight-asian="normal" style:font-weight-complex="normal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fo:font-weight="bold" style:font-weight-asian="bold" style:font-weight-complex="bold"/>
    </style:style>
    <style:style style:name="T3" style:family="text">
      <style:text-properties style:text-position="super 58%" style:font-name="sans-serif" fo:font-size="15pt"/>
    </style:style>
    <style:style style:name="T4" style:family="text">
      <style:text-properties style:text-position="0% 100%" style:font-name="sans-serif"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e Antonio Castillejo Lobato</text:p>
      <text:p text:style-name="P1"/>
      <text:p text:style-name="P2"><text:span text:style-name="T1">1.-Que es un Sistema de Información y como funciona. Poner tres ejemplos. 1 Punto.</text:span></text:p>
      <text:p text:style-name="P1"><text:span text:style-name="T1"/></text:p>
      <text:p text:style-name="P1"><text:span text:style-name="T1">Es todo aquel en donde hay una entrada de información, luego dicha información se clasifica, se ordena , se calcula o se procesa la información y tiene una salida de informaicón</text:span></text:p>
      <text:p text:style-name="P1"><text:span text:style-name="T1"/></text:p>
      <text:p text:style-name="P1"><text:span text:style-name="T1">Ejemplos: Un periodico, un videojuego, google</text:span></text:p>
      <text:p text:style-name="P1"><text:span text:style-name="T1"/></text:p>
      <text:p text:style-name="P2"><text:span text:style-name="T1">2.-Qué es un algoritmo y cuales son sus características.1 Punto</text:span></text:p>
      <text:p text:style-name="P1"><text:span text:style-name="T1"/></text:p>
      <text:p text:style-name="P1"><text:span text:style-name="T1">Es una secuencia ordenada de pasos para resolver un problema</text:span></text:p>
      <text:p text:style-name="P1"><text:span text:style-name="T1">Sus características son: Que sea correcto, preciso, finito, repetitivo(siempre nos de el mismo resultado) y eficiente</text:span></text:p>
      <text:p text:style-name="P1"><text:span text:style-name="T1"/></text:p>
      <text:p text:style-name="P2"><text:span text:style-name="T1">3.-Que es un Programa.1 Punto.</text:span></text:p>
      <text:p text:style-name="P2"><text:span text:style-name="T1"/></text:p>
      <text:p text:style-name="P5"><text:span text:style-name="T1">Es como el sistema de información pero en el proceso donde se se clasifica, se ordena , se calcula o se procesa la información lo realiza un programa.</text:span></text:p>
      <text:p text:style-name="P5"><text:span text:style-name="T1">Es una secuencia de pasos ordenados donde se le indica al ordenador las operaciones que se deben realizar para resolver un problema.</text:span></text:p>
      <text:p text:style-name="P5"><text:span text:style-name="T1"/></text:p>
      <text:p text:style-name="P2"><text:span text:style-name="T1">4.-Fases del Desarrollo de un Programa Informático. 1 Punto.</text:span></text:p>
      <text:p text:style-name="P5"><text:span text:style-name="T1"/></text:p>
      <text:p text:style-name="P5"><text:span text:style-name="T1">1º Análisis = Entendemos bien el problema</text:span></text:p>
      <text:p text:style-name="P5"><text:span text:style-name="T1">2º Diseño = Creamos el pseudo código</text:span></text:p>
      <text:p text:style-name="P5"><text:span text:style-name="T1">3º Codificación = Codificamos el pseudo código a código fuente</text:span></text:p>
      <text:p text:style-name="P5"><text:span text:style-name="T1">4º Validación y ejecución = Comprobamos que resuelve el problema que queremos</text:span></text:p>
      <text:p text:style-name="P5"><text:span text:style-name="T1"/></text:p>
      <text:p text:style-name="P2"><text:span text:style-name="T1">5.-Que es un lenguaje de programación y para qué sirve.1Punto.</text:span></text:p>
      <text:p text:style-name="P2"><text:span text:style-name="T1"/></text:p>
      <text:p text:style-name="P6"><text:span text:style-name="T1">Es un lenguaje que nos permite ordenar operaciones de datos al ordenador para que realice un problema </text:span></text:p>
      <text:p text:style-name="P6"><text:span text:style-name="T1"/></text:p>
      <text:p text:style-name="P3"><text:soft-page-break/><text:span text:style-name="T1">6.-Para que sirven los traductores.Enumerar los Tipos de traductores y sus características.2 Puntos</text:span></text:p>
      <text:p text:style-name="P3"><text:span text:style-name="T1"/></text:p>
      <text:p text:style-name="P6"><text:span text:style-name="T1">La función de un traductor consiste en coger el codigo de un programa escrito en lenguaje de alto nivel y convertirlo a lenguaje máquina</text:span></text:p>
      <text:p text:style-name="P6"><text:span text:style-name="T1"/></text:p>
      <text:p text:style-name="P6"><text:span text:style-name="T1">Tipos:</text:span></text:p>
      <text:p text:style-name="P6"><text:span text:style-name="T2">Compilador:</text:span><text:span text:style-name="T1"> -Para generar un ejecutable el codigo no debe tener errores</text:span></text:p>
      <text:p text:style-name="P6"><text:span text:style-name="T1">-Se necesita un compilador por cada SO o arquitectura</text:span></text:p>
      <text:p text:style-name="P6"><text:span text:style-name="T1">-El ejecutable generado no es compatible entre plataformas</text:span></text:p>
      <text:p text:style-name="P6"><text:span text:style-name="T1">-Una vez generado el ejecutable no es necesario el código fuente</text:span></text:p>
      <text:p text:style-name="P6"><text:span text:style-name="T1"/></text:p>
      <text:p text:style-name="P6"><text:span text:style-name="T2">Intérprete:</text:span><text:span text:style-name="T1"> -Traduce y ejecuta el código linea por linea</text:span></text:p>
      <text:p text:style-name="P6"><text:span text:style-name="T1">-Es mas lento en la ejecución del programa que el compilador</text:span></text:p>
      <text:p text:style-name="P6"><text:span text:style-name="T1">-Nos muestra errores de sintaxis</text:span></text:p>
      <text:p text:style-name="P6"><text:span text:style-name="T1">-Se necesita el código fuente para su ejecución</text:span></text:p>
      <text:p text:style-name="P6"><text:span text:style-name="T1"/></text:p>
      <text:p text:style-name="P6"><text:span text:style-name="T2">Máquina virtual:</text:span><text:span text:style-name="T1"> -1º Paso transforma el codigo fuente en uno intermedio llamado bytecode</text:span></text:p>
      <text:p text:style-name="P6"><text:span text:style-name="T1">-2º Paso traduce y ejecuta el bytecode</text:span></text:p>
      <text:p text:style-name="P6"><text:span text:style-name="T1">-El bytecode es multiplataforma</text:span></text:p>
      <text:p text:style-name="P6"><text:span text:style-name="T1">-Se necesita una máquina virtual por cada SO</text:span></text:p>
      <text:p text:style-name="P6"><text:span text:style-name="T1">-No se necesita el código fuente </text:span></text:p>
      <text:p text:style-name="P6"><text:span text:style-name="T1"/></text:p>
      <text:p text:style-name="P3"><text:span text:style-name="T1">7.-Qué es el sistema binario y para que se utiliza en computación. 1Puntos.</text:span></text:p>
      <text:p text:style-name="P6"><text:span text:style-name="T1"/></text:p>
      <text:p text:style-name="P6"><text:span text:style-name="T1">Un sistema binario son aquellos numeros que comprenden entre el 0 y 1. Es el unico sistema que comprende el ordenador</text:span></text:p>
      <text:p text:style-name="P2"><text:span text:style-name="T1"/></text:p>
      <text:p text:style-name="P2"><text:span text:style-name="T1">8.-Explica como se pasa de un número binario a un número decimal. 1 Punto.</text:span></text:p>
      <text:p text:style-name="P2"><text:span text:style-name="T1"/></text:p>
      <text:p text:style-name="P7"><text:span text:style-name="T1">Primero debemos hacer la cantidad de cifras del numero binario a 2 elevado</text:span></text:p>
      <text:p text:style-name="P7"><text:span text:style-name="T1"/></text:p>
      <text:p text:style-name="P7"><text:span text:style-name="T1">ejemplo:</text:span></text:p>
      <text:p text:style-name="P7"><text:span text:style-name="T1"/></text:p>
      <text:p text:style-name="P7"><text:soft-page-break/><text:span text:style-name="T1">Numero binario 010</text:span></text:p>
      <text:p text:style-name="P7"><text:span text:style-name="T1"/></text:p>
      <text:p text:style-name="P7"><text:span text:style-name="T1">Pues necesitamos 2</text:span><text:span text:style-name="T3">2</text:span><text:span text:style-name="T1"> 2</text:span><text:span text:style-name="T3">1</text:span><text:span text:style-name="T1"> 2</text:span><text:span text:style-name="T3">0 </text:span><text:span text:style-name="T4">=&gt; 4 2 1</text:span></text:p>
      <text:p text:style-name="P7"><text:span text:style-name="T4"/></text:p>
      <text:p text:style-name="P7"><text:span text:style-name="T4">se multiplica el numero binario con el que le corresponde y se le suma y el resultado es el número decimal</text:span></text:p>
      <text:p text:style-name="P7"><text:span text:style-name="T4"/></text:p>
      <text:p text:style-name="P7"><text:span text:style-name="T4">0*1+1*2+0*4 = 2</text:span></text:p>
      <text:p text:style-name="P7"><text:span text:style-name="T4"/></text:p>
      <text:p text:style-name="P4"><text:span text:style-name="T4">9.-Explica como se pasa de un número decimal a un número binario. 1 Punto.</text:span></text:p>
      <text:p text:style-name="P4"><text:span text:style-name="T4"/></text:p>
      <text:p text:style-name="P7"><text:span text:style-name="T4">Se debe de dividir el numero decimal entre 2 hasta su limite</text:span></text:p>
      <text:p text:style-name="P7"><text:span text:style-name="T4"/></text:p>
      <text:p text:style-name="P7"><text:span text:style-name="T4">4/2 = 2(resto =0) 2/2 =1(resto 0)</text:span></text:p>
      <text:p text:style-name="P7"><text:span text:style-name="T4"/></text:p>
      <text:p text:style-name="P7"><text:span text:style-name="T4">Ahora cogemos el ultimo resultado de la división y los restos de manera inversa y el resultado sería </text:span></text:p>
      <text:p text:style-name="P7"><text:span text:style-name="T4"/></text:p>
      <text:p text:style-name="P7"><text:span text:style-name="T4"><text:tab/><text:tab/>4 =1 0 0 </text:span></text:p>
      <text:p text:style-name="P7"><text:span text:style-name="T4"/></text:p>
      <text:p text:style-name="P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0:06:10.459622128</meta:creation-date>
    <dc:date>2021-10-14T10:39:36.523479835</dc:date>
    <meta:editing-duration>PT1M15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3" meta:paragraph-count="47" meta:word-count="519" meta:character-count="3042" meta:non-whitespace-character-count="2564"/>
  </office:meta>
</office:document-meta>
</file>